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9999"/>
    </style:style>
    <style:style style:name="P2" style:family="paragraph" style:parent-style-name="Standard">
      <style:paragraph-properties fo:margin-left="0cm" fo:margin-right="0cm" fo:text-indent="1.249cm" style:auto-text-indent="false"/>
    </style:style>
    <style:style style:name="P3" style:family="paragraph" style:parent-style-name="Standard" style:master-page-name="Standard">
      <style:paragraph-properties style:page-number="auto"/>
      <style:text-properties fo:background-color="#ff9999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UTROSORCING ŚRODOWISKOWY </text:p>
      <text:p text:style-name="Standard">Outsourcing świadczony przez naszą firmę zapewnia terminowość realizacji obowiązków związanych z ochroną środowiska (sprawozdawczość, terminy badań itd…), ale również pozwala zredukować koszty związane z zatrudnianiem dodatkowych osób lub <text:s/>pozostawia pracownikom, którym „dołożono coś ze środowiska” więcej czasu na ich własne obowiązki. Nie wspominając już o zredukowaniu stresu i odpowiedzialności za obowiązki środowiskowe podczas kontroli WIOŚ, kiedy to wiecie, że macie kogoś kto tego pilnuje i kto będzie Was reprezentował się przed organem kontrolnym.</text:p>
      <text:p text:style-name="Standard">W ramach stałej współpracy zapewniamy:</text:p>
      <text:p text:style-name="Standard"><text:s/>- Przejęcie obowiązków w Państwa firmie obejmujących kompleksowo ochronę środowiska </text:p>
      <text:p text:style-name="Standard"><text:tab/>Cykliczne rozliczanie opłat za gospodarcze korzystanie ze środowiska,</text:p>
      <text:p text:style-name="Standard"><text:tab/>Nadzorowanie zakładu pod względem Ustawy o opakowaniach i odpadach opakowaniowych naliczanie opłaty produktowej, negocjowanie cen oraz umowy z organizacjami odzysku, prowadzenie ewidencji zgodnie z w/w ustawą, cykliczne przedkładanie sprawozdań do Urzędu Marszałkowskiego, nadzór nad zmianami prawnymi;</text:p>
      <text:p text:style-name="Standard"><text:tab/>Nadzorowanie zakładu pod względem Ustawy o zużytym sprzęcie elektrycznym i elektronicznym negocjowanie cen oraz umowy z organizacjami odzysku, uzyskanie wpisu u Głównego Inspektora Ochrony Środowiska, prowadzenie ewidencji zgodnie z w/w ustawą, cykliczne przedkładanie sprawozdań, nadzór nad zmianami prawnymi,</text:p>
      <text:p text:style-name="Standard"><text:tab/>Prowadzenie konta zakładu w Krajowej Bazy o Emisjach Gazów Cieplarnianych i innych emisjach (KOBIZE),</text:p>
      <text:p text:style-name="Standard"><text:tab/>Cykliczne przedkładanie do Urzędu Marszałkowskiego sprawozdania o ilości wytworzonych odpadów i sposobach gospodarowania nimi,</text:p>
      <text:p text:style-name="Standard"><text:tab/>Nadzór nad zapisami i wymogami decyzji administracyjnych,</text:p>
      <text:p text:style-name="Standard"><text:tab/>Prowadzenie kart ewidencji odpadów,</text:p>
      <text:p text:style-name="Standard"><text:tab/>Cykliczny audyt środowiskowy stwierdzający ewentualne zaległości w dziedzinie prawodawstwa ochrony środowiska,</text:p>
      <text:p text:style-name="Standard"><text:tab/>Reprezentowanie Państwa interesów w zakresie ochrony środowiska w kontaktach z przedstawicielami jednostek administracji publicznej,</text:p>
      <text:p text:style-name="Standard"><text:tab/>Obecność naszych pracowników przy jakiejkolwiek kontroli/audytu klientowskiego Państwa zakładu <text:s/>w zakresie ochrony środowiska,</text:p>
      <text:p text:style-name="Standard"><text:tab/>Stałe nadzorowanie i wdrażanie nowych przepisów z zakresu prawa ochrony środowiska,</text:p>
      <text:p text:style-name="Standard"><text:tab/>Doradztwo w ramach bieżącej działalności zakładu wraz z zaproponowaniem konkretnych rozwiązań formalno – prawnych i udzielaniem wiążących porad prawnych opartych na aktualnie obowiązujących przepisach oraz interpretacjach organów administracyjnych,</text:p>
      <text:p text:style-name="Standard"><text:tab/>Udzielanie oficjalnych, pisemnych porad i konsultacji i interpretacji prawnych w zakresie ochrony środowiska,</text:p>
      <text:p text:style-name="Standard"><text:soft-page-break/><text:tab/> Nadzorowanie obowiązków pomiarowych zakładu (powietrze, woda, ścieki, hałas) wraz z organizacją terminów i warunków pomiaru,</text:p>
      <text:p text:style-name="Standard"><text:tab/>Wypełnianie obowiązków zakładu związanych z substancjami stwarzającymi szczególne zagrożenie dla środowiska (substancje kontrolowane).</text:p>
      <text:p text:style-name="Standard"/>
      <text:p text:style-name="P1"><text:span text:style-name="T1">Sprawozdania i opłaty środowiskowe.</text:span></text:p>
      <text:p text:style-name="Standard">Przepisy wymagają od przedsiębiorców cyklicznego sporządzania różnych sprawozdań i wykazów. Możemy przejąć ten obowiązek oraz terminowo składać sprawozdania we właściwym urzędzie. </text:p>
      <text:p text:style-name="P1"><text:span text:style-name="T1">Pozwolenia i operaty środowiskowe. </text:span></text:p>
      <text:p text:style-name="Standard">Wielu przedsiębiorców, do czasu kontroli, nie zdaje sobie sprawy, że poza zwykłą umową z zakresu odpadów czy wody, ścieków - musi we związku z prowadzoną działalnością posiadać dodatkowo pozwolenia, zezwolenia lub zgłoszenia do właściwego urzędu. Teraz możesz zawczasu przygotować się do kontroli i mieć uregulowany stan formalno prawny w zakresie środowiskowym. </text:p>
      <text:p text:style-name="Standard">Oczywiście możesz próbować <text:s/>napisać je sam, ale pewnie zajmie ci to dużo więcej czasu a czas jak wiadomo jest bardzo cenny. Pomożemy Ci go zaoszczędzić. </text:p>
      <text:p text:style-name="Standard">Wykonujemy dla Państwa:</text:p>
      <text:p text:style-name="Standard">- wnioski o wydanie pozwolenia na wytwarzanie odpadów,</text:p>
      <text:p text:style-name="Standard">- wnioski o wydanie pozwolenia na wprowadzanie gazów i pyłów do powietrza wraz operatem powietrznym,</text:p>
      <text:p text:style-name="Standard">- operaty wodnoprawne do pozwoleń wodnoprawnych,</text:p>
      <text:p text:style-name="Standard">- zgłoszenia emisji do powietrza.</text:p>
      <text:p text:style-name="P1"><text:span text:style-name="T1">Karty informacyjne i raporty oddziaływania na środowisko. </text:span></text:p>
      <text:p text:style-name="Standard"><text:s/>Wiele inwestycji wymaga uzyskania tzw. decyzji środowiskowej i wiąże się z tym opracowanie tzw. karty informacyjnej przedsięwzięcia lub/i raportu oddziaływania na środowisko. Jest to tzw. procedura oceny oddziaływania na środowisko. Jako firma z wieloletnim doświadczeniem w tym zakresie przeprowadzimy Cię przez całą procedurę, aż do osiągnięcia celu jakim jest – decyzja środowiskowa. </text:p>
      <text:p text:style-name="P1"><text:span text:style-name="T1">Programy ochrony środowiska. </text:span></text:p>
      <text:p text:style-name="Standard">Zgodnie z art. 14 i 17 Prawa Ochrony Środowiska każdy powiat i każda gmina powinna posiadać opracowany i aktualizowany Program Ochrony Środowiska. Pomożemy Państwu w realizacji Waszej polityki ochrony środowiska. </text:p>
      <text:p text:style-name="Standard"/>
      <text:p text:style-name="Standard"/>
      <text:p text:style-name="Standard"/>
      <text:p text:style-name="Standard">PORADNIK PRZEDSIĘBIORCY. </text:p>
      <text:p text:style-name="P1"><text:span text:style-name="T1">Ważne daty.</text:span></text:p>
      <text:p text:style-name="Standard"><text:soft-page-break/>15 marca <text:s/>- zbiorcze zestawienie danych o rodzajach i ilości odpadów</text:p>
      <text:p text:style-name="Standard">31 marca <text:s/>- zestawienie o wysokości opłaty za korzystanie ze środowiska</text:p>
      <text:p text:style-name="Standard">28 luty - raport do Krajowej Bazy (KOBiZE) </text:p>
      <text:p text:style-name="P1"><text:span text:style-name="T1">Sklepy </text:span></text:p>
      <text:p text:style-name="Standard">Jako właściciel sklepu musisz zadbać o: </text:p>
      <text:p text:style-name="Standard">- gospodarkę odpadami,</text:p>
      <text:p text:style-name="Standard">- gospodarkę wodno – ściekową;</text:p>
      <text:p text:style-name="Standard">- gospodarkę opakowaniami wraz z opłatą produktową,</text:p>
      <text:p text:style-name="Standard">- zbierany i wprowadzany sprzęt elektroniczny,</text:p>
      <text:p text:style-name="Standard">- <text:s/>nadzorowanie emisji <text:s/>do powietrza, </text:p>
      <text:p text:style-name="Standard">- nadzorowanie substancji kontrolowanych z klimatyzacji i innych układów chłodzących (CRO).</text:p>
      <text:p text:style-name="P1"><text:span text:style-name="T1">Warsztaty samochodowe.</text:span></text:p>
      <text:p text:style-name="Standard">Jako właściciel warsztatu samochodowego musisz pamiętać o :</text:p>
      <text:p text:style-name="Standard">- właściwym zagospodarowaniu odpadów,</text:p>
      <text:p text:style-name="Standard">- ewidencji czynników chłodniczych stosowanych w klimatyzacji,</text:p>
      <text:p text:style-name="Standard">- nadzorowaniu emisji <text:s/>do powietrza,</text:p>
      <text:p text:style-name="Standard">- właściwej gospodarce ściekami przemysłowymi i wodami opadowymi.</text:p>
      <text:p text:style-name="P1"><text:span text:style-name="T1">Zakłady produkcyjne.</text:span></text:p>
      <text:p text:style-name="Standard"><text:s/>Prowadzący działalność produkcyjną musi zadbać o:</text:p>
      <text:p text:style-name="Standard">- gospodarkę odpadami,</text:p>
      <text:p text:style-name="Standard">- gospodarkę wodno – ściekową;</text:p>
      <text:p text:style-name="Standard">- gospodarkę opakowaniami wraz z opłatą produktową,</text:p>
      <text:p text:style-name="Standard">- zbierany i wprowadzany sprzęt elektroniczny,</text:p>
      <text:p text:style-name="Standard">- <text:s/>nadzorowanie emisji <text:s/>do powietrza, </text:p>
      <text:p text:style-name="Standard">- nadzorowanie substancji kontrolowanych z klimatyzacji i innych układów chłodzących. (CRO)</text:p>
      <text:p text:style-name="Standard">Każdy zakład produkcyjny może mieć bardzo zróżnicowane zobowiązania, dlatego ważny jest wstępny audyt środowiskowy, który naświetli Państwu na co zwrócić szczególną uwagę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Nagłówek_20_2_20_Znak" style:display-name="Nagłówek 2 Znak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gnieszka Klimek-Mazurkiewicz</meta:initial-creator>
    <meta:editing-cycles>18</meta:editing-cycles>
    <meta:creation-date>2017-06-04T16:57:00</meta:creation-date>
    <dc:date>2017-06-12T21:47:02.99</dc:date>
    <meta:editing-duration>PT7H50M57S</meta:editing-duration>
    <meta:generator>OpenOffice/4.1.3$Win32 OpenOffice.org_project/413m1$Build-9783</meta:generator>
    <meta:document-statistic meta:table-count="0" meta:image-count="0" meta:object-count="0" meta:page-count="3" meta:paragraph-count="61" meta:word-count="757" meta:character-count="58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